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C00000037C2E3C8CE11274BD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3331in" svg:height="0.4654in" svg:x="1.0319in" svg:y="0.8382in">
            <draw:image xlink:href="Pictures/100000010000027C00000037C2E3C8CE11274BD8.png" xlink:type="simple" xlink:show="embed" xlink:actuate="onLoad" draw:mime-type="image/png">
              <text:p/>
            </draw:image>
          </draw:frame>
          <draw:frame draw:z-index="1" draw:style-name="gr2" draw:text-style-name="P1" svg:width="6.2976in" svg:height="3.5386in" svg:x="5.065in" svg:y="3.5642in">
            <draw:object draw:notify-on-update-of-ranges="Sheet1.B18:Sheet1.D18 Sheet1.E18:Sheet1.G18 Sheet1.B27:Sheet1.B35 Sheet1.C27:Sheet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ample 21.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gle Application of Simson’s 1/3 Rule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= 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Integ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 exact=</text:p>
          </table:table-cell>
          <table:table-cell table:style-name="ce1" office:value-type="float" office:value="1.640533" calcext:value-type="float">
            <text:p>1.64053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-a=</text:p>
          </table:table-cell>
          <table:table-cell table:formula="of:=[.C10]-[.C9]"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-a/2= h=</text:p>
          </table:table-cell>
          <table:table-cell table:formula="of:=[.$C$14]/2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f(x0)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f(x2)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t(%)</text:p>
          </table:table-cell>
          <table:table-cell table:style-name="ce1" office:value-type="string" calcext:value-type="string">
            <text:p>Ea</text:p>
          </table:table-cell>
        </table:table-row>
        <table:table-row table:style-name="ro1">
          <table:table-cell/>
          <table:table-cell table:style-name="ce1" table:formula="of:=[.$C$9]" office:value-type="float" office:value="0" calcext:value-type="float">
            <text:p>0</text:p>
          </table:table-cell>
          <table:table-cell table:style-name="ce1" table:formula="of:=[.B18]+[.$C$15]" office:value-type="float" office:value="0.4" calcext:value-type="float">
            <text:p>0.4</text:p>
          </table:table-cell>
          <table:table-cell table:style-name="ce1" table:formula="of:=[.C18]+[.$C$15]" office:value-type="float" office:value="0.8" calcext:value-type="float">
            <text:p>0.8</text:p>
          </table:table-cell>
          <table:table-cell table:style-name="ce1" table:formula="of:=0.2+25*[.B18]-200*([.B18])^2+675*([.B18])^3-900*([.B18])^4+400*([.B18])^5" office:value-type="float" office:value="0.2" calcext:value-type="float">
            <text:p>0.2</text:p>
          </table:table-cell>
          <table:table-cell table:style-name="ce1" table:formula="of:=0.2+25*[.C18]-200*([.C18])^2+675*([.C18])^3-900*([.C18])^4+400*([.C18])^5" office:value-type="float" office:value="2.456" calcext:value-type="float">
            <text:p>2.456</text:p>
          </table:table-cell>
          <table:table-cell table:style-name="ce1" table:formula="of:=0.2+25*[.D18]-200*([.D18])^2+675*([.D18])^3-900*([.D18])^4+400*([.D18])^5" office:value-type="float" office:value="0.232000000000056" calcext:value-type="float">
            <text:p>0.232000000000056</text:p>
          </table:table-cell>
          <table:table-cell table:style-name="ce1" table:formula="of:=([.C15]/3)*([.E18]+4*[.F18]+[.G18])" office:value-type="float" office:value="1.36746666666667" calcext:value-type="float">
            <text:p>1.36746666666667</text:p>
          </table:table-cell>
          <table:table-cell table:formula="of:=100*([.$C$12]-[.H18])/([.$C$12])" office:value-type="float" office:value="16.6449765614789" calcext:value-type="float">
            <text:p>16.6449765614789</text:p>
          </table:table-cell>
          <table:table-cell table:style-name="ce1" table:formula="of:=-(1/90)*(1/(2)^(5))*[.$C$24]*([.$C$14])^(5)" office:value-type="float" office:value="0.273066666666666" calcext:value-type="float">
            <text:p>0.27306666666666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’’’(b)=</text:p>
          </table:table-cell>
          <table:table-cell table:formula="of:=4050-21600*([.C10])+24000*([.C10])^2" office:value-type="float" office:value="2130" calcext:value-type="float">
            <text:p>21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’’’(a)=</text:p>
          </table:table-cell>
          <table:table-cell table:formula="of:=4050-21600*([.C9])+24000*([.C9])^2"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^(4)(E)=</text:p>
          </table:table-cell>
          <table:table-cell table:formula="of:=([.C21]-[.C22])/([.C14])" office:value-type="float" office:value="-2400" calcext:value-type="float">
            <text:p>-24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.2+25*[.B27]-200*([.B27])^2+675*([.B27])^3-900*([.B27])^4+400*([.B27])^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table:formula="of:=[.B27]+0.1" office:value-type="float" office:value="0.1" calcext:value-type="float">
            <text:p>0.1</text:p>
          </table:table-cell>
          <table:table-cell table:formula="of:=0.2+25*[.B28]-200*([.B28])^2+675*([.B28])^3-900*([.B28])^4+400*([.B28])^5" office:value-type="float" office:value="1.289" calcext:value-type="float">
            <text:p>1.289</text:p>
          </table:table-cell>
          <table:table-cell table:number-columns-repeated="7"/>
        </table:table-row>
        <table:table-row table:style-name="ro1">
          <table:table-cell/>
          <table:table-cell table:formula="of:=[.B28]+0.1" office:value-type="float" office:value="0.2" calcext:value-type="float">
            <text:p>0.2</text:p>
          </table:table-cell>
          <table:table-cell table:formula="of:=0.2+25*[.B29]-200*([.B29])^2+675*([.B29])^3-900*([.B29])^4+400*([.B29])^5" office:value-type="float" office:value="1.288" calcext:value-type="float">
            <text:p>1.288</text:p>
          </table:table-cell>
          <table:table-cell table:number-columns-repeated="7"/>
        </table:table-row>
        <table:table-row table:style-name="ro1">
          <table:table-cell/>
          <table:table-cell table:formula="of:=[.B29]+0.1" office:value-type="float" office:value="0.3" calcext:value-type="float">
            <text:p>0.3</text:p>
          </table:table-cell>
          <table:table-cell table:formula="of:=0.2+25*[.B30]-200*([.B30])^2+675*([.B30])^3-900*([.B30])^4+400*([.B30])^5" office:value-type="float" office:value="1.607" calcext:value-type="float">
            <text:p>1.607</text:p>
          </table:table-cell>
          <table:table-cell table:number-columns-repeated="7"/>
        </table:table-row>
        <table:table-row table:style-name="ro1">
          <table:table-cell/>
          <table:table-cell table:formula="of:=[.B30]+0.1" office:value-type="float" office:value="0.4" calcext:value-type="float">
            <text:p>0.4</text:p>
          </table:table-cell>
          <table:table-cell table:formula="of:=0.2+25*[.B31]-200*([.B31])^2+675*([.B31])^3-900*([.B31])^4+400*([.B31])^5" office:value-type="float" office:value="2.456" calcext:value-type="float">
            <text:p>2.456</text:p>
          </table:table-cell>
          <table:table-cell table:number-columns-repeated="7"/>
        </table:table-row>
        <table:table-row table:style-name="ro1">
          <table:table-cell/>
          <table:table-cell table:formula="of:=[.B31]+0.1" office:value-type="float" office:value="0.5" calcext:value-type="float">
            <text:p>0.5</text:p>
          </table:table-cell>
          <table:table-cell table:formula="of:=0.2+25*[.B32]-200*([.B32])^2+675*([.B32])^3-900*([.B32])^4+400*([.B32])^5" office:value-type="float" office:value="3.325" calcext:value-type="float">
            <text:p>3.325</text:p>
          </table:table-cell>
          <table:table-cell table:number-columns-repeated="7"/>
        </table:table-row>
        <table:table-row table:style-name="ro1">
          <table:table-cell/>
          <table:table-cell table:formula="of:=[.B32]+0.1" office:value-type="float" office:value="0.6" calcext:value-type="float">
            <text:p>0.6</text:p>
          </table:table-cell>
          <table:table-cell table:formula="of:=0.2+25*[.B33]-200*([.B33])^2+675*([.B33])^3-900*([.B33])^4+400*([.B33])^5" office:value-type="float" office:value="3.46399999999998" calcext:value-type="float">
            <text:p>3.46399999999998</text:p>
          </table:table-cell>
          <table:table-cell table:number-columns-repeated="7"/>
        </table:table-row>
        <table:table-row table:style-name="ro1">
          <table:table-cell/>
          <table:table-cell table:formula="of:=[.B33]+0.1" office:value-type="float" office:value="0.7" calcext:value-type="float">
            <text:p>0.7</text:p>
          </table:table-cell>
          <table:table-cell table:formula="of:=0.2+25*[.B34]-200*([.B34])^2+675*([.B34])^3-900*([.B34])^4+400*([.B34])^5" office:value-type="float" office:value="2.363" calcext:value-type="float">
            <text:p>2.363</text:p>
          </table:table-cell>
          <table:table-cell table:number-columns-repeated="7"/>
        </table:table-row>
        <table:table-row table:style-name="ro1">
          <table:table-cell/>
          <table:table-cell table:formula="of:=[.B34]+0.1" office:value-type="float" office:value="0.8" calcext:value-type="float">
            <text:p>0.8</text:p>
          </table:table-cell>
          <table:table-cell table:formula="of:=0.2+25*[.B35]-200*([.B35])^2+675*([.B35])^3-900*([.B35])^4+400*([.B35])^5" office:value-type="float" office:value="0.231999999999999" calcext:value-type="float">
            <text:p>0.2319999999999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4T17:31:44.024963216</dc:date>
    <meta:editing-duration>PT53M8S</meta:editing-duration>
    <meta:editing-cycles>27</meta:editing-cycles>
    <meta:generator>LibreOffice/7.3.7.2$Linux_X86_64 LibreOffice_project/30$Build-2</meta:generator>
    <meta:document-statistic meta:table-count="1" meta:cell-count="5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087cm" svg:y="3.94cm" style:legend-expansion="high" chart:style-name="ch2"/>
        <chart:plot-area chart:style-name="ch3" table:cell-range-address="Sheet1.B18:Sheet1.G18 Sheet1.C27:Sheet1.C35" svg:x="0.319cm" svg:y="0.179cm" svg:width="12.449cm" svg:height="8.631cm">
          <chart:coordinate-region svg:x="1.057cm" svg:y="0.381cm" svg:width="11.46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8:Sheet1.G18" chart:class="chart:scatter">
            <chart:domain table:cell-range-address="Sheet1.B18:Sheet1.D18"/>
            <chart:data-point chart:repeated="3"/>
          </chart:series>
          <chart:series chart:style-name="ch8" chart:values-cell-range-address="Sheet1.C27:Sheet1.C35" chart:class="chart:scatter">
            <chart:domain table:cell-range-address="Sheet1.B27:Sheet1.B3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8</text:p>
              </table:table-cell>
              <table:table-cell office:value-type="string">
                <text:p>Row 18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8:Sheet1.D18</svg:desc>
                </draw:g>
              </table:table-cell>
              <table:table-cell office:value-type="float" office:value="0.2">
                <text:p>0.2</text:p>
                <draw:g>
                  <svg:desc>Sheet1.E18:Sheet1.G18</svg:desc>
                </draw:g>
              </table:table-cell>
              <table:table-cell office:value-type="float" office:value="0">
                <text:p>0</text:p>
                <draw:g>
                  <svg:desc>Sheet1.B27:Sheet1.B35</svg:desc>
                </draw:g>
              </table:table-cell>
              <table:table-cell office:value-type="float" office:value="0.2">
                <text:p>0.2</text:p>
                <draw:g>
                  <svg:desc>Sheet1.C27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.456">
                <text:p>2.456</text:p>
              </table:table-cell>
              <table:table-cell office:value-type="float" office:value="0.1">
                <text:p>0.1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232000000000056">
                <text:p>0.232000000000056</text:p>
              </table:table-cell>
              <table:table-cell office:value-type="float" office:value="0.2">
                <text:p>0.2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.46399999999998">
                <text:p>3.46399999999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31999999999999">
                <text:p>0.231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